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5cm" draw:fill-color="#0096d4"/>
    </style:style>
    <style:style style:name="gr2" style:family="graphic" style:parent-style-name="standard">
      <style:graphic-properties svg:stroke-width="0.005cm" svg:stroke-color="#aae6ff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draw:stroke="none" svg:stroke-width="0.005cm" draw:fill-color="#2ac0ff"/>
    </style:style>
    <style:style style:name="gr4" style:family="graphic" style:parent-style-name="standard">
      <style:graphic-properties draw:stroke="none" svg:stroke-width="0.005cm" draw:fill-color="#0078aa"/>
    </style:style>
    <style:style style:name="gr5" style:family="graphic" style:parent-style-name="standard">
      <style:graphic-properties draw:stroke="none" svg:stroke-width="0.005cm" draw:fill-color="#55cdff"/>
    </style:style>
  </office:automatic-styles>
  <office:body>
    <office:drawing>
      <draw:page draw:name="page1" draw:style-name="dp1" draw:master-page-name="Default">
        <draw:g>
          <draw:glue-point draw:id="4" svg:x="-2.617cm" svg:y="-5cm"/>
          <draw:glue-point draw:id="5" svg:x="5cm" svg:y="-5cm"/>
          <draw:glue-point draw:id="6" svg:x="1.192cm" svg:y="-5cm"/>
          <draw:glue-point draw:id="7" svg:x="3.111cm" svg:y="-5cm"/>
          <draw:glue-point draw:id="8" svg:x="-5cm" svg:y="5cm"/>
          <draw:glue-point draw:id="9" svg:x="2.68cm" svg:y="5cm"/>
          <draw:glue-point draw:id="10" svg:x="-1.161cm" svg:y="5cm"/>
          <draw:glue-point draw:id="11" svg:x="0.76cm" svg:y="5cm"/>
          <draw:glue-point draw:id="12" svg:x="-3.076cm" svg:y="5cm"/>
          <draw:glue-point draw:id="13" svg:x="-5cm" svg:y="-3.215cm"/>
          <draw:glue-point draw:id="14" svg:x="-5cm" svg:y="0.893cm"/>
          <draw:glue-point draw:id="15" svg:x="5cm" svg:y="3.21cm"/>
          <draw:glue-point draw:id="16" svg:x="5cm" svg:y="-0.895cm"/>
          <draw:glue-point draw:id="17" svg:x="0.068cm" svg:y="0.384cm"/>
          <draw:polygon draw:style-name="gr1" draw:layer="layout" svg:width="0.581cm" svg:height="1.642cm" svg:x="0cm" svg:y="0.358cm" svg:viewBox="0 0 582 1643" draw:points="0,1643 0,0 582,0 582,1643">
            <text:p/>
          </draw:polygon>
          <draw:line draw:style-name="gr2" draw:layer="layout" svg:x1="0.001cm" svg:y1="0.358cm" svg:x2="0.581cm" svg:y2="0.358cm">
            <text:p/>
          </draw:line>
          <draw:line draw:style-name="gr2" draw:layer="layout" svg:x1="0.581cm" svg:y1="0.358cm" svg:x2="0.581cm" svg:y2="2.001cm">
            <text:p/>
          </draw:line>
          <draw:line draw:style-name="gr2" draw:layer="layout" svg:x1="0.581cm" svg:y1="2cm" svg:x2="0.001cm" svg:y2="2cm">
            <text:p/>
          </draw:line>
          <draw:polygon draw:style-name="gr1" draw:layer="layout" svg:width="0.581cm" svg:height="1.642cm" svg:x="0.581cm" svg:y="0.358cm" svg:viewBox="0 0 582 1643" draw:points="0,1643 0,0 582,0 582,1643">
            <text:p/>
          </draw:polygon>
          <draw:line draw:style-name="gr2" draw:layer="layout" svg:x1="0.581cm" svg:y1="2.001cm" svg:x2="0.581cm" svg:y2="0.358cm">
            <text:p/>
          </draw:line>
          <draw:line draw:style-name="gr2" draw:layer="layout" svg:x1="0.581cm" svg:y1="0.358cm" svg:x2="1.163cm" svg:y2="0.358cm">
            <text:p/>
          </draw:line>
          <draw:line draw:style-name="gr2" draw:layer="layout" svg:x1="1.161cm" svg:y1="0.358cm" svg:x2="1.161cm" svg:y2="2.001cm">
            <text:p/>
          </draw:line>
          <draw:line draw:style-name="gr2" draw:layer="layout" svg:x1="1.163cm" svg:y1="2cm" svg:x2="0.581cm" svg:y2="2cm">
            <text:p/>
          </draw:line>
          <draw:polygon draw:style-name="gr3" draw:layer="layout" svg:width="0.941cm" svg:height="0.358cm" svg:x="0cm" svg:y="0cm" svg:viewBox="0 0 942 359" draw:points="360,0 0,359 581,359 942,0">
            <text:p/>
          </draw:polygon>
          <draw:line draw:style-name="gr2" draw:layer="layout" svg:x1="0.361cm" svg:y1="0cm" svg:x2="0.001cm" svg:y2="0.358cm">
            <text:p/>
          </draw:line>
          <draw:line draw:style-name="gr2" draw:layer="layout" svg:x1="0.001cm" svg:y1="0.358cm" svg:x2="0.581cm" svg:y2="0.358cm">
            <text:p/>
          </draw:line>
          <draw:line draw:style-name="gr2" draw:layer="layout" svg:x1="0.581cm" svg:y1="0.359cm" svg:x2="0.942cm" svg:y2="0cm">
            <text:p/>
          </draw:line>
          <draw:polygon draw:style-name="gr3" draw:layer="layout" svg:width="0.931cm" svg:height="0.358cm" svg:x="0.581cm" svg:y="0cm" svg:viewBox="0 0 932 359" draw:points="360,0 0,359 580,359 932,0">
            <text:p/>
          </draw:polygon>
          <draw:line draw:style-name="gr2" draw:layer="layout" svg:x1="0.942cm" svg:y1="0cm" svg:x2="0.581cm" svg:y2="0.359cm">
            <text:p/>
          </draw:line>
          <draw:line draw:style-name="gr2" draw:layer="layout" svg:x1="0.581cm" svg:y1="0.358cm" svg:x2="1.163cm" svg:y2="0.358cm">
            <text:p/>
          </draw:line>
          <draw:line draw:style-name="gr2" draw:layer="layout" svg:x1="1.161cm" svg:y1="0.359cm" svg:x2="1.513cm" svg:y2="0cm">
            <text:p/>
          </draw:line>
          <draw:polygon draw:style-name="gr4" draw:layer="layout" svg:width="0.351cm" svg:height="2cm" svg:x="1.161cm" svg:y="0cm" svg:viewBox="0 0 352 2001" draw:points="352,1642 0,2001 0,358 352,0">
            <text:p/>
          </draw:polygon>
          <draw:line draw:style-name="gr2" draw:layer="layout" svg:x1="1.513cm" svg:y1="1.642cm" svg:x2="1.161cm" svg:y2="2.001cm">
            <text:p/>
          </draw:line>
          <draw:line draw:style-name="gr2" draw:layer="layout" svg:x1="1.161cm" svg:y1="2.001cm" svg:x2="1.161cm" svg:y2="0.358cm">
            <text:p/>
          </draw:line>
          <draw:line draw:style-name="gr2" draw:layer="layout" svg:x1="1.161cm" svg:y1="0.359cm" svg:x2="1.513cm" svg:y2="0cm">
            <text:p/>
          </draw:line>
          <draw:line draw:style-name="gr2" draw:layer="layout" svg:x1="1.512cm" svg:y1="0cm" svg:x2="1.512cm" svg:y2="1.643cm">
            <text:p/>
          </draw:line>
          <draw:polygon draw:style-name="gr5" draw:layer="layout" svg:width="0.411cm" svg:height="0.289cm" svg:x="0.661cm" svg:y="1.622cm" svg:viewBox="0 0 412 290" draw:points="412,0 412,290 0,290 0,0">
            <text:p/>
          </draw:polygon>
          <draw:line draw:style-name="gr2" draw:layer="layout" svg:x1="1.071cm" svg:y1="1.622cm" svg:x2="1.071cm" svg:y2="1.912cm">
            <text:p/>
          </draw:line>
          <draw:line draw:style-name="gr2" draw:layer="layout" svg:x1="1.073cm" svg:y1="1.911cm" svg:x2="0.661cm" svg:y2="1.911cm">
            <text:p/>
          </draw:line>
          <draw:line draw:style-name="gr2" draw:layer="layout" svg:x1="0.661cm" svg:y1="1.912cm" svg:x2="0.661cm" svg:y2="1.622cm">
            <text:p/>
          </draw:line>
          <draw:line draw:style-name="gr2" draw:layer="layout" svg:x1="0.661cm" svg:y1="1.622cm" svg:x2="1.073cm" svg:y2="1.622cm">
            <text:p/>
          </draw:line>
          <draw:polygon draw:style-name="gr5" draw:layer="layout" svg:width="0.411cm" svg:height="0.289cm" svg:x="0.661cm" svg:y="1.244cm" svg:viewBox="0 0 412 290" draw:points="412,0 412,290 0,290 0,0">
            <text:p/>
          </draw:polygon>
          <draw:line draw:style-name="gr2" draw:layer="layout" svg:x1="1.071cm" svg:y1="1.244cm" svg:x2="1.071cm" svg:y2="1.534cm">
            <text:p/>
          </draw:line>
          <draw:line draw:style-name="gr2" draw:layer="layout" svg:x1="1.073cm" svg:y1="1.532cm" svg:x2="0.661cm" svg:y2="1.532cm">
            <text:p/>
          </draw:line>
          <draw:line draw:style-name="gr2" draw:layer="layout" svg:x1="0.661cm" svg:y1="1.534cm" svg:x2="0.661cm" svg:y2="1.244cm">
            <text:p/>
          </draw:line>
          <draw:line draw:style-name="gr2" draw:layer="layout" svg:x1="0.661cm" svg:y1="1.244cm" svg:x2="1.073cm" svg:y2="1.244cm">
            <text:p/>
          </draw:line>
          <draw:polygon draw:style-name="gr5" draw:layer="layout" svg:width="0.411cm" svg:height="0.289cm" svg:x="0.661cm" svg:y="0.438cm" svg:viewBox="0 0 412 290" draw:points="412,0 412,290 0,290 0,0">
            <text:p/>
          </draw:polygon>
          <draw:line draw:style-name="gr2" draw:layer="layout" svg:x1="1.071cm" svg:y1="0.438cm" svg:x2="1.071cm" svg:y2="0.728cm">
            <text:p/>
          </draw:line>
          <draw:line draw:style-name="gr2" draw:layer="layout" svg:x1="1.073cm" svg:y1="0.727cm" svg:x2="0.661cm" svg:y2="0.727cm">
            <text:p/>
          </draw:line>
          <draw:line draw:style-name="gr2" draw:layer="layout" svg:x1="0.661cm" svg:y1="0.728cm" svg:x2="0.661cm" svg:y2="0.438cm">
            <text:p/>
          </draw:line>
          <draw:line draw:style-name="gr2" draw:layer="layout" svg:x1="0.661cm" svg:y1="0.438cm" svg:x2="1.073cm" svg:y2="0.438cm">
            <text:p/>
          </draw:line>
          <draw:polygon draw:style-name="gr5" draw:layer="layout" svg:width="0.411cm" svg:height="0.289cm" svg:x="0.09cm" svg:y="1.622cm" svg:viewBox="0 0 412 290" draw:points="412,0 412,290 0,290 0,0">
            <text:p/>
          </draw:polygon>
          <draw:line draw:style-name="gr2" draw:layer="layout" svg:x1="0.501cm" svg:y1="1.622cm" svg:x2="0.501cm" svg:y2="1.912cm">
            <text:p/>
          </draw:line>
          <draw:line draw:style-name="gr2" draw:layer="layout" svg:x1="0.502cm" svg:y1="1.911cm" svg:x2="0.09cm" svg:y2="1.911cm">
            <text:p/>
          </draw:line>
          <draw:line draw:style-name="gr2" draw:layer="layout" svg:x1="0.09cm" svg:y1="1.912cm" svg:x2="0.09cm" svg:y2="1.622cm">
            <text:p/>
          </draw:line>
          <draw:line draw:style-name="gr2" draw:layer="layout" svg:x1="0.09cm" svg:y1="1.622cm" svg:x2="0.502cm" svg:y2="1.622cm">
            <text:p/>
          </draw:line>
          <draw:polygon draw:style-name="gr5" draw:layer="layout" svg:width="0.411cm" svg:height="0.289cm" svg:x="0.09cm" svg:y="1.244cm" svg:viewBox="0 0 412 290" draw:points="412,0 412,290 0,290 0,0">
            <text:p/>
          </draw:polygon>
          <draw:line draw:style-name="gr2" draw:layer="layout" svg:x1="0.501cm" svg:y1="1.244cm" svg:x2="0.501cm" svg:y2="1.534cm">
            <text:p/>
          </draw:line>
          <draw:line draw:style-name="gr2" draw:layer="layout" svg:x1="0.502cm" svg:y1="1.532cm" svg:x2="0.09cm" svg:y2="1.532cm">
            <text:p/>
          </draw:line>
          <draw:line draw:style-name="gr2" draw:layer="layout" svg:x1="0.09cm" svg:y1="1.534cm" svg:x2="0.09cm" svg:y2="1.244cm">
            <text:p/>
          </draw:line>
          <draw:line draw:style-name="gr2" draw:layer="layout" svg:x1="0.09cm" svg:y1="1.244cm" svg:x2="0.502cm" svg:y2="1.244cm">
            <text:p/>
          </draw:line>
          <draw:polygon draw:style-name="gr5" draw:layer="layout" svg:width="0.411cm" svg:height="0.289cm" svg:x="0.09cm" svg:y="0.438cm" svg:viewBox="0 0 412 290" draw:points="412,0 412,290 0,290 0,0">
            <text:p/>
          </draw:polygon>
          <draw:line draw:style-name="gr2" draw:layer="layout" svg:x1="0.501cm" svg:y1="0.438cm" svg:x2="0.501cm" svg:y2="0.728cm">
            <text:p/>
          </draw:line>
          <draw:line draw:style-name="gr2" draw:layer="layout" svg:x1="0.502cm" svg:y1="0.727cm" svg:x2="0.09cm" svg:y2="0.727cm">
            <text:p/>
          </draw:line>
          <draw:line draw:style-name="gr2" draw:layer="layout" svg:x1="0.09cm" svg:y1="0.728cm" svg:x2="0.09cm" svg:y2="0.438cm">
            <text:p/>
          </draw:line>
          <draw:line draw:style-name="gr2" draw:layer="layout" svg:x1="0.09cm" svg:y1="0.438cm" svg:x2="0.502cm" svg:y2="0.4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SC2200/VSC3000 host</dc:title>
    <meta:creation-date>2011-02-07T16:33:37</meta:creation-date>
    <meta:editing-duration>P0D</meta:editing-duration>
    <meta:editing-cycles>1</meta:editing-cycles>
    <meta:document-statistic meta:object-count="53"/>
    <meta:generator>OpenOffice.org/3.3$Linux OpenOffice.org_project/330m20$Build-9567</meta:generator>
  </office:meta>
</office:document-meta>
</file>